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7.56708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accommod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en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ailability_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ailability_3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ailability_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ailability_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hroo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d_ty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droo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culated_host_listings_cou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endar_upda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cellation_poli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eaning_f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riences_off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ra_peop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rst_re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sts_includ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s_availabil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acceptance_r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has_profile_p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identity_verifi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is_superho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listings_cou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n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response_r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response_t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si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total_listings_cou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verific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se_ru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t_book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_location_exa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st_re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it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ximum_maximum_nigh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ximum_minimum_nigh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ximum_nigh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ximum_nights_avg_n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mum_maximum_nigh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mum_minimum_nigh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mum_nigh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mum_nights_avg_n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hly_pr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ighbourhood_cleans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ighbourhood_group_cleans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mber_of_revie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mber_of_reviews_l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perty_ty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quire_guest_phone_verifi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quire_guest_profile_pic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ew_scores_accura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ew_scores_check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ew_scores_cleanli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ew_scores_communi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ew_scores_lo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ew_scores_ra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ew_scores_val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ews_per_mon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_ty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urity_depos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_lo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quare_f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ekly_pr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pcode</text:p>
          </table:table-cell>
          <table:table-cell table:number-columns-repeated="16383"/>
        </table:table-row>
        <table:table-row table:number-rows-repeated="1048504" table:style-name="ro1">
          <table:table-cell table:number-columns-repeated="16384"/>
        </table:table-row>
      </table:table>
      <table:database-ranges>
        <table:database-range table:target-range-address="Sheet1.A1:Sheet1.A88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Stefano</dc:creator>
    <meta:creation-date>2019-11-11T21:26:33Z</meta:creation-date>
    <dc:date>2019-11-12T20:37:24Z</dc:date>
    <meta:print-date>2019-11-11T21:30:01Z</meta:print-date>
    <meta:editing-cycles>1</meta:editing-cycles>
    <meta:editing-duration>PT7516S</meta:editing-duration>
  </office:meta>
</office:document-meta>
</file>